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161ff" officeooo:paragraph-rsid="000161ff"/>
    </style:style>
    <style:style style:name="P2" style:family="paragraph" style:parent-style-name="Standard">
      <style:text-properties style:font-name="DejaVu Sans Light" officeooo:rsid="000288d9" officeooo:paragraph-rsid="000288d9"/>
    </style:style>
    <style:style style:name="P3" style:family="paragraph" style:parent-style-name="Standard">
      <style:text-properties style:font-name="DejaVu Sans Light" fo:font-weight="bold" officeooo:rsid="000288d9" officeooo:paragraph-rsid="000288d9" style:font-weight-asian="bold" style:font-weight-complex="bold"/>
    </style:style>
    <style:style style:name="P4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bold" officeooo:rsid="000288d9" officeooo:paragraph-rsid="000288d9" style:font-size-asian="14pt" style:font-weight-asian="bold" style:font-size-complex="14pt" style:font-weight-complex="bold"/>
    </style:style>
    <style:style style:name="P6" style:family="paragraph" style:parent-style-name="Title">
      <style:text-properties style:font-name="Arial" fo:font-weight="bold" officeooo:rsid="000288d9" officeooo:paragraph-rsid="000288d9" style:font-weight-asian="bold" style:font-weight-complex="bold"/>
    </style:style>
    <style:style style:name="P7" style:family="paragraph" style:parent-style-name="Standard">
      <style:text-properties style:font-name="DejaVu Sans Light" fo:font-weight="normal" officeooo:rsid="000288d9" officeooo:paragraph-rsid="000288d9" style:font-weight-asian="normal" style:font-weight-complex="normal"/>
    </style:style>
    <style:style style:name="P8" style:family="paragraph" style:parent-style-name="Standard">
      <style:text-properties style:font-name="DejaVu Sans Light" fo:font-weight="normal" officeooo:rsid="0007cda8" officeooo:paragraph-rsid="0007cda8" style:font-weight-asian="normal" style:font-weight-complex="normal"/>
    </style:style>
    <style:style style:name="P9" style:family="paragraph" style:parent-style-name="Standard">
      <style:text-properties style:font-name="DejaVu Sans Light" fo:font-weight="normal" officeooo:rsid="00085ddf" officeooo:paragraph-rsid="00085ddf" style:font-weight-asian="normal" style:font-weight-complex="normal"/>
    </style:style>
    <style:style style:name="P10" style:family="paragraph" style:parent-style-name="Standard">
      <style:text-properties style:font-name="DejaVu Sans Light" fo:font-weight="bold" officeooo:rsid="0007cda8" officeooo:paragraph-rsid="0007cda8" style:font-weight-asian="bold" style:font-weight-complex="bold"/>
    </style:style>
    <style:style style:name="T1" style:family="text">
      <style:text-properties officeooo:rsid="000288d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ddc0" style:font-weight-asian="normal" style:font-weight-complex="normal"/>
    </style:style>
    <style:style style:name="T4" style:family="text">
      <style:text-properties fo:font-weight="normal" officeooo:rsid="00071f84" style:font-weight-asian="normal" style:font-weight-complex="normal"/>
    </style:style>
    <style:style style:name="T5" style:family="text">
      <style:text-properties fo:font-weight="normal" officeooo:rsid="0007cda8" style:font-weight-asian="normal" style:font-weight-complex="normal"/>
    </style:style>
    <style:style style:name="T6" style:family="text">
      <style:text-properties officeooo:rsid="0006ddc0"/>
    </style:style>
    <style:style style:name="T7" style:family="text">
      <style:text-properties officeooo:rsid="00071f84"/>
    </style:style>
    <style:style style:name="T8" style:family="text">
      <style:text-properties officeooo:rsid="0007cd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ug-in Documentation: <text:span text:style-name="T6">dirFrame</text:span></text:p>
      <text:p text:style-name="P1"/>
      <text:p text:style-name="P4"><text:span text:style-name="T1">1. </text:span>Overview</text:p>
      <text:p text:style-name="P2"/>
      <text:p text:style-name="P2"><text:tab/><text:span text:style-name="T6">dirFrame shows the content of a directory in the center area. It is also responsible for creating signals for opening/previewing file.</text:span></text:p>
      <text:p text:style-name="P2"/>
      <text:p text:style-name="P5">2. Dependencies</text:p>
      <text:p text:style-name="P3"/>
      <text:p text:style-name="P3"><text:tab/><text:span text:style-name="T3">dirFrame needs settings plug-in. </text:span><text:span text:style-name="T4">and</text:span><text:span text:style-name="T3"> dirTree to select directories. </text:span></text:p>
      <text:p text:style-name="P7"/>
      <text:p text:style-name="P5">3. Gui changes</text:p>
      <text:p text:style-name="P2"/>
      <text:p text:style-name="P2"><text:tab/><text:span text:style-name="T6">TODO</text:span></text:p>
      <text:p text:style-name="P2"/>
      <text:p text:style-name="P5">4. Signals</text:p>
      <text:p text:style-name="P3"/>
      <text:p text:style-name="P3">4.1 <text:span text:style-name="T7">started</text:span></text:p>
      <text:p text:style-name="P8">onStart</text:p>
      <text:p text:style-name="P8"/>
      <text:p text:style-name="P10">Answer before: <text:span text:style-name="T2">dirTree</text:span></text:p>
      <text:p text:style-name="P3">Answer after: <text:span text:style-name="T5">settings</text:span></text:p>
      <text:p text:style-name="P7"/>
      <text:p text:style-name="P8">Create the frame unpopulated.</text:p>
      <text:p text:style-name="P7"/>
      <text:p text:style-name="P3">4.2 <text:span text:style-name="T8">change-dir</text:span></text:p>
      <text:p text:style-name="P9">onChangeDir</text:p>
      <text:p text:style-name="P9"/>
      <text:p text:style-name="P9">Show the content of kwargs[“newPath”].</text:p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18:22:59.756267807</meta:creation-date>
    <meta:editing-duration>PT3H44M9S</meta:editing-duration>
    <meta:editing-cycles>6</meta:editing-cycles>
    <meta:generator>LibreOffice/4.1.4.2$Linux_X86_64 LibreOffice_project/410m0$Build-2</meta:generator>
    <dc:title>Plugin Doc</dc:title>
    <meta:initial-creator>Ali Kocal</meta:initial-creator>
    <dc:date>2014-01-31T22:10:10.196815650</dc:date>
    <dc:creator>Ali Kocal</dc:creator>
    <meta:document-statistic meta:table-count="0" meta:image-count="0" meta:object-count="0" meta:page-count="1" meta:paragraph-count="16" meta:word-count="64" meta:character-count="444" meta:non-whitespace-character-count="392"/>
    <meta:template xlink:type="simple" xlink:actuate="onRequest" xlink:title="Plugin Doc" xlink:href="../../../../../../.config/libreoffice/4/user/template/Plugin%20Doc.ott" meta:date="2014-01-31T18:22:59.678398951"/>
  </office:meta>
</office:document-meta>
</file>